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a14e" officeooo:paragraph-rsid="000ea14e"/>
    </style:style>
    <style:style style:name="P2" style:family="paragraph" style:parent-style-name="Standard">
      <style:paragraph-properties fo:text-align="start" style:justify-single-word="false"/>
      <style:text-properties officeooo:rsid="000ea14e" officeooo:paragraph-rsid="000ea14e"/>
    </style:style>
    <style:style style:name="P3" style:family="paragraph" style:parent-style-name="Standard">
      <style:paragraph-properties fo:text-align="start" style:justify-single-word="false"/>
      <style:text-properties officeooo:rsid="000fae89" officeooo:paragraph-rsid="000fae89"/>
    </style:style>
    <style:style style:name="P4" style:family="paragraph" style:parent-style-name="Standard">
      <style:paragraph-properties fo:text-align="start" style:justify-single-word="false"/>
      <style:text-properties officeooo:rsid="00105005" officeooo:paragraph-rsid="00105005"/>
    </style:style>
    <style:style style:name="P5" style:family="paragraph" style:parent-style-name="Standard">
      <style:paragraph-properties fo:text-align="start" style:justify-single-word="false"/>
      <style:text-properties officeooo:rsid="00105005" officeooo:paragraph-rsid="00105005"/>
    </style:style>
    <style:style style:name="T1" style:family="text">
      <style:text-properties officeooo:rsid="000fae89"/>
    </style:style>
    <style:style style:name="T2" style:family="text">
      <style:text-properties officeooo:rsid="00105005"/>
    </style:style>
    <style:style style:name="T3" style:family="text">
      <style:text-properties officeooo:rsid="0012243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05</text:p>
      <text:p text:style-name="P2">1. <text:s/>BoneServer.js and the browser interact by setting up a socket.io connection. BoneServer.js determines which port to listen on and which bus the information from the beaglebone should be on, for our case being port 9090 and we are using the i2c bus. Once the socket connection is made and the proper port is being listened to, depending on what message is sent through that connection determines what is to be done. An example, if <text:span text:style-name="T1">connection reads 'slider' then boneServer.js will do a console log and print out the numerical value of the slider value while also adjusting the brightness of the LEDs on the LED matrix. Another example is if the socket reads 'disconnect' then it obviously starts the disconnect between the beaglebone and the web page. </text:span></text:p>
      <text:p text:style-name="P2"/>
      <text:p text:style-name="P3">2. When an LED is clicked on in the browser it will send one column of information of matrix values. The LEDclick function is called with inputs of the x and y value of which LED was clicked in the matrix. Then it checks <text:span text:style-name="T2">the status of the</text:span> green and red LEDs of that location in the mat<text:span text:style-name="T2">rix. Depending on the status of the LEDs it will then add a class to that object using the css code. </text:span></text:p>
      <text:p text:style-name="P2"/>
      <text:p text:style-name="P4">3. <text:s/>.on</text:p>
      <text:p text:style-name="P2"/>
      <text:p text:style-name="P4">4. First I will changed the .css to be able to change the buttons on the browser to show green, yello<text:span text:style-name="T3">w</text:span>, and red. This means I will remove the .on, <text:span text:style-name="T3">separate</text:span> it into a .green, .yellow, and .red. Now I need to keep a matrix of red LEDs just like there was already for the green LEDs. This will allow me to compare the same locations between the two LEDs and if both are 'on' at the same location then I will know to use the .yellow class from the css to make the browser look the same as the matrix on the beaglebone. The message that is sent between the bone and browser is where on the matrix did the LED get turned on and which of the two LEDs, or both, should be turned 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1:42:11.434267747</meta:creation-date>
    <dc:date>2017-10-25T13:52:59.269200713</dc:date>
    <meta:editing-duration>PT16M5S</meta:editing-duration>
    <meta:editing-cycles>2</meta:editing-cycles>
    <meta:generator>LibreOffice/5.1.6.2$Linux_X86_64 LibreOffice_project/10m0$Build-2</meta:generator>
    <meta:document-statistic meta:table-count="0" meta:image-count="0" meta:object-count="0" meta:page-count="1" meta:paragraph-count="5" meta:word-count="347" meta:character-count="1833" meta:non-whitespace-character-count="1487"/>
  </office:meta>
</office:document-meta>
</file>